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d3aa" officeooo:paragraph-rsid="0009d3aa"/>
    </style:style>
    <style:style style:name="P2" style:family="paragraph" style:parent-style-name="Text_20_body">
      <style:text-properties officeooo:paragraph-rsid="000b3ae3"/>
    </style:style>
    <style:style style:name="P3" style:family="paragraph" style:parent-style-name="Standard">
      <style:text-properties officeooo:rsid="0009d3aa" officeooo:paragraph-rsid="0009d3aa"/>
    </style:style>
    <style:style style:name="P4" style:family="paragraph" style:parent-style-name="Heading_20_2">
      <style:text-properties officeooo:rsid="000b3ae3" officeooo:paragraph-rsid="000b3ae3"/>
    </style:style>
    <style:style style:name="P5" style:family="paragraph" style:parent-style-name="Heading_20_2">
      <style:text-properties officeooo:paragraph-rsid="000b3ae3"/>
    </style:style>
    <style:style style:name="T1" style:family="text">
      <style:text-properties officeooo:rsid="000b3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phLang – From unordered space to order</text:h>
      <text:h text:style-name="P5" text:outline-level="2"><text:span text:style-name="T1">Base predictions</text:span></text:h>
      <text:p text:style-name="P1">Matrix is ordered space representation.</text:p>
      <text:p text:style-name="P1">Graph is unordered space representation. Wires between nodes are transformation relationships between nodes.</text:p>
      <text:p text:style-name="P1">Data are informations which are floating between nodes, it’s system blood.</text:p>
      <text:p text:style-name="P1">Node represent entrance into another space providing input/output ports.</text:p>
      <text:p text:style-name="P3">All graph operations can be represend in matrix operations.</text:p>
      <text:p text:style-name="P3"/>
      <text:h text:style-name="P4" text:outline-level="2">Problem</text:h>
      <text:h text:style-name="P4" text:outline-level="2">My Solution</text:h>
      <text:h text:style-name="P4" text:outline-level="2">Observation</text:h>
      <text:h text:style-name="P4" text:outline-level="2">Conclusio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2:36:34.338000000</meta:creation-date>
    <dc:date>2019-04-10T02:41:30.435000000</dc:date>
    <meta:editing-duration>PT4M55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1" meta:word-count="60" meta:character-count="448" meta:non-whitespace-character-count="398"/>
  </office:meta>
</office:document-meta>
</file>